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2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fo:orphans="2" fo:widows="2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1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2" style:family="text">
      <style:text-properties fo:color="#000000" loext:opacity="100%" style:text-line-through-style="none" style:text-line-through-type="none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islike of Threes</text:p>
      <text:p text:style-name="P4">time limit per test</text:p>
      <text:p text:style-name="P5">1 second</text:p>
      <text:p text:style-name="P4">memory limit per test</text:p>
      <text:p text:style-name="P5">256 megabytes</text:p>
      <text:p text:style-name="P4">input</text:p>
      <text:p text:style-name="P5">standard input</text:p>
      <text:p text:style-name="P4">output</text:p>
      <text:p text:style-name="P6">standard output</text:p>
      <text:p text:style-name="P7">Polycarp doesn't like integers that are divisible by <text:bookmark text:name="MathJax-Element-1-Frame"/><text:bookmark text:name="MathJax-Span-1"/><text:bookmark text:name="MathJax-Span-2"/><text:bookmark text:name="MathJax-Span-3"/><text:span text:style-name="T1">3</text:span><text:span text:style-name="T2">3</text:span> or end with the digit <text:bookmark text:name="MathJax-Element-2-Frame"/><text:bookmark text:name="MathJax-Span-4"/><text:bookmark text:name="MathJax-Span-5"/><text:bookmark text:name="MathJax-Span-6"/><text:span text:style-name="T1">3</text:span><text:span text:style-name="T2">3</text:span> in their decimal representation. Integers that meet both conditions are disliked by Polycarp, too.</text:p>
      <text:p text:style-name="P7">Polycarp starts to write out the positive (greater than <text:bookmark text:name="MathJax-Element-3-Frame"/><text:bookmark text:name="MathJax-Span-7"/><text:bookmark text:name="MathJax-Span-8"/><text:bookmark text:name="MathJax-Span-9"/><text:span text:style-name="T1">0</text:span><text:span text:style-name="T2">0</text:span>) integers which he likes: <text:bookmark text:name="MathJax-Element-4-Frame"/><text:bookmark text:name="MathJax-Span-10"/><text:bookmark text:name="MathJax-Span-11"/><text:bookmark text:name="MathJax-Span-12"/><text:span text:style-name="T1">1</text:span><text:bookmark text:name="MathJax-Span-13"/><text:span text:style-name="T1">,</text:span><text:bookmark text:name="MathJax-Span-14"/><text:span text:style-name="T1">2</text:span><text:bookmark text:name="MathJax-Span-15"/><text:span text:style-name="T1">,</text:span><text:bookmark text:name="MathJax-Span-16"/><text:span text:style-name="T1">4</text:span><text:bookmark text:name="MathJax-Span-17"/><text:span text:style-name="T1">,</text:span><text:bookmark text:name="MathJax-Span-18"/><text:span text:style-name="T1">5</text:span><text:bookmark text:name="MathJax-Span-19"/><text:span text:style-name="T1">,</text:span><text:bookmark text:name="MathJax-Span-20"/><text:span text:style-name="T1">7</text:span><text:bookmark text:name="MathJax-Span-21"/><text:span text:style-name="T1">,</text:span><text:bookmark text:name="MathJax-Span-22"/><text:span text:style-name="T1">8</text:span><text:bookmark text:name="MathJax-Span-23"/><text:span text:style-name="T1">,</text:span><text:bookmark text:name="MathJax-Span-24"/><text:span text:style-name="T1">10</text:span><text:bookmark text:name="MathJax-Span-25"/><text:span text:style-name="T1">,</text:span><text:bookmark text:name="MathJax-Span-26"/><text:span text:style-name="T1">11</text:span><text:bookmark text:name="MathJax-Span-27"/><text:span text:style-name="T1">,</text:span><text:bookmark text:name="MathJax-Span-28"/><text:span text:style-name="T1">14</text:span><text:bookmark text:name="MathJax-Span-29"/><text:span text:style-name="T1">,</text:span><text:bookmark text:name="MathJax-Span-30"/><text:span text:style-name="T1">16</text:span><text:bookmark text:name="MathJax-Span-31"/><text:span text:style-name="T1">,</text:span><text:bookmark text:name="MathJax-Span-32"/><text:span text:style-name="T3">…</text:span><text:span text:style-name="T2">1,2,4,5,7,8,10,11,14,16,…</text:span>. Output the <text:bookmark text:name="MathJax-Element-5-Frame"/><text:bookmark text:name="MathJax-Span-33"/><text:bookmark text:name="MathJax-Span-34"/><text:bookmark text:name="MathJax-Span-35"/><text:span text:style-name="T4">k</text:span><text:span text:style-name="T2">�</text:span>-th element of this sequence (the elements are numbered from <text:bookmark text:name="MathJax-Element-6-Frame"/><text:bookmark text:name="MathJax-Span-36"/><text:bookmark text:name="MathJax-Span-37"/><text:bookmark text:name="MathJax-Span-38"/><text:span text:style-name="T1">1</text:span><text:span text:style-name="T2">1</text:span>).</text:p>
      <text:p text:style-name="P9">Input</text:p>
      <text:p text:style-name="P7">The first line contains one integer <text:bookmark text:name="MathJax-Element-7-Frame"/><text:bookmark text:name="MathJax-Span-39"/><text:bookmark text:name="MathJax-Span-40"/><text:bookmark text:name="MathJax-Span-41"/><text:span text:style-name="T4">t</text:span><text:span text:style-name="T2">�</text:span> (<text:bookmark text:name="MathJax-Element-8-Frame"/><text:bookmark text:name="MathJax-Span-42"/><text:bookmark text:name="MathJax-Span-43"/><text:bookmark text:name="MathJax-Span-44"/><text:span text:style-name="T1">1</text:span><text:bookmark text:name="MathJax-Span-45"/><text:span text:style-name="T3">≤</text:span><text:bookmark text:name="MathJax-Span-46"/><text:span text:style-name="T4">t</text:span><text:bookmark text:name="MathJax-Span-47"/><text:span text:style-name="T3">≤</text:span><text:bookmark text:name="MathJax-Span-48"/><text:span text:style-name="T1">100</text:span><text:span text:style-name="T2">1≤�≤100</text:span>) — the number of test cases. Then <text:bookmark text:name="MathJax-Element-9-Frame"/><text:bookmark text:name="MathJax-Span-49"/><text:bookmark text:name="MathJax-Span-50"/><text:bookmark text:name="MathJax-Span-51"/><text:span text:style-name="T4">t</text:span><text:span text:style-name="T2">�</text:span> test cases follow.</text:p>
      <text:p text:style-name="P7">Each test case consists of one line containing one integer <text:bookmark text:name="MathJax-Element-10-Frame"/><text:bookmark text:name="MathJax-Span-52"/><text:bookmark text:name="MathJax-Span-53"/><text:bookmark text:name="MathJax-Span-54"/><text:span text:style-name="T4">k</text:span><text:span text:style-name="T2">�</text:span> (<text:bookmark text:name="MathJax-Element-11-Frame"/><text:bookmark text:name="MathJax-Span-55"/><text:bookmark text:name="MathJax-Span-56"/><text:bookmark text:name="MathJax-Span-57"/><text:span text:style-name="T1">1</text:span><text:bookmark text:name="MathJax-Span-58"/><text:span text:style-name="T3">≤</text:span><text:bookmark text:name="MathJax-Span-59"/><text:span text:style-name="T4">k</text:span><text:bookmark text:name="MathJax-Span-60"/><text:span text:style-name="T3">≤</text:span><text:bookmark text:name="MathJax-Span-61"/><text:span text:style-name="T1">1000</text:span><text:span text:style-name="T2">1≤�≤1000</text:span>).</text:p>
      <text:p text:style-name="P9">Output</text:p>
      <text:p text:style-name="P7">For each test case, output in a separate line one integer <text:bookmark text:name="MathJax-Element-12-Frame"/><text:bookmark text:name="MathJax-Span-62"/><text:bookmark text:name="MathJax-Span-63"/><text:bookmark text:name="MathJax-Span-64"/><text:span text:style-name="T4">x</text:span><text:span text:style-name="T2">�</text:span> — the <text:bookmark text:name="MathJax-Element-13-Frame"/><text:bookmark text:name="MathJax-Span-65"/><text:bookmark text:name="MathJax-Span-66"/><text:bookmark text:name="MathJax-Span-67"/><text:span text:style-name="T4">k</text:span><text:span text:style-name="T2">�</text:span>-th element of the sequence that was written out by Polycarp.</text:p>
      <text:p text:style-name="P8">Example</text:p>
      <text:p text:style-name="P10">input</text:p>
      <text:section text:style-name="Sect1" text:name="id007475731333929871">
        <text:p text:style-name="P11">Copy</text:p>
      </text:section>
      <text:p text:style-name="P1"><text:bookmark text:name="id0029971320330736173"/>10</text:p>
      <text:p text:style-name="P2">1</text:p>
      <text:p text:style-name="P2">2</text:p>
      <text:p text:style-name="P2">3</text:p>
      <text:p text:style-name="P2">4</text:p>
      <text:p text:style-name="P2">5</text:p>
      <text:p text:style-name="P2">6</text:p>
      <text:p text:style-name="P2">7</text:p>
      <text:p text:style-name="P2">8</text:p>
      <text:p text:style-name="P2">9</text:p>
      <text:p text:style-name="P2">1000</text:p>
      <text:p text:style-name="P10">output</text:p>
      <text:section text:style-name="Sect1" text:name="id006408060909876723">
        <text:p text:style-name="P11">Copy</text:p>
      </text:section>
      <text:p text:style-name="P1"><text:bookmark text:name="id0000982879911072776"/>1</text:p>
      <text:p text:style-name="P2">2</text:p>
      <text:p text:style-name="P2">4</text:p>
      <text:p text:style-name="P2">5</text:p>
      <text:p text:style-name="P2">7</text:p>
      <text:p text:style-name="P2">8</text:p>
      <text:p text:style-name="P2">10</text:p>
      <text:p text:style-name="P2">11</text:p>
      <text:p text:style-name="P2">14</text:p>
      <text:p text:style-name="P2">1666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0T07:31:14.262000000</dc:date>
    <meta:editing-duration>PT7S</meta:editing-duration>
    <meta:editing-cycles>1</meta:editing-cycles>
    <meta:document-statistic meta:table-count="0" meta:image-count="0" meta:object-count="0" meta:page-count="1" meta:paragraph-count="42" meta:word-count="160" meta:character-count="901" meta:non-whitespace-character-count="781"/>
    <meta:generator>LibreOffice/7.2.2.2$Windows_X86_64 LibreOffice_project/02b2acce88a210515b4a5bb2e46cbfb63fe97d56</meta:generator>
  </office:meta>
</office:document-meta>
</file>